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y</text:p>
          </table:table-cell>
          <table:table-cell table:style-name="Default" office:value-type="string" calcext:value-type="string">
            <text:p>precinc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istrict</text:p>
          </table:table-cell>
          <table:table-cell table:style-name="Default" office:value-type="string" calcext:value-type="string">
            <text:p>party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votes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Brian Head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rian Head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rian Head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rian Head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ian Head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ryl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ryl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eryl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eryl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ryl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edar City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Cedar City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Cedar City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dar City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Cedar City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Cedar City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dar City 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Cedar City 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dar City 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Cedar City 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Cedar City 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edar City 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edar City 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dar City 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edar City 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Cedar City 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1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1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Cedar City 1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1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1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Cedar City 1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Cedar City 1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1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dar City 1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Cedar City 1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Cedar City 1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dar City 1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Cedar City 1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1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edar City 1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edar City 1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6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1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Cedar City 1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7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dar City 1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1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Cedar City 1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8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1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edar City 1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Cedar City 1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19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dar City 2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Cedar City 2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Cedar City 2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0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2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dar City 2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Cedar City 2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2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2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Cedar City 2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2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2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edar City 2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dar City 2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dar City 2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Cedar City 2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edar City 2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edar City 2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edar City 2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dar City 25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och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noch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Enoch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1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noch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noch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noch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2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och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noch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Enoch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3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noch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noch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Enoch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och 4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narravil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narravil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narravil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Kanarravil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narravil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id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id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Mid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na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dena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dena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odena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na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gona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agona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gona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aragona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gona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Nor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rowan Nor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rowan Nor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Parowan Nor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Nor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Sou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owan Sou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rowan Sou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Parowan Sou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South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owan 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owan 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arowan 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owan Valley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it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LIBERTARIAN (LIB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mit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INDEPENDENT AMERICAN (IAP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mmit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REPUBLICAN (REP)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ummit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CONSTITUTION (C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it</text:p>
          </table:table-cell>
          <table:table-cell office:value-type="string" calcext:value-type="string">
            <text:p>Straight Party</text:p>
          </table:table-cell>
          <table:table-cell/>
          <table:table-cell office:value-type="string" calcext:value-type="string">
            <text:p>DEMOCRATIC (DEM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09:49.589468314</meta:creation-date>
    <dc:date>2019-01-10T19:10:59.016598638</dc:date>
    <meta:editing-duration>PT50M14S</meta:editing-duration>
    <meta:editing-cycles>26</meta:editing-cycles>
    <meta:generator>LibreOffice/6.0.6.2$MacOSX_X86_64 LibreOffice_project/0c292870b25a325b5ed35f6b45599d2ea4458e77</meta:generator>
    <meta:document-statistic meta:table-count="1" meta:cell-count="729" meta:object-count="0"/>
  </office:meta>
</office:document-meta>
</file>